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22cm" fo:margin-left="0cm" fo:margin-top="0cm" fo:margin-bottom="0cm" table:align="left" style:writing-mode="lr-tb"/>
    </style:style>
    <style:style style:name="Table1.A" style:family="table-column">
      <style:table-column-properties style:column-width="3.556cm"/>
    </style:style>
    <style:style style:name="Table1.B" style:family="table-column">
      <style:table-column-properties style:column-width="11.665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Arial" style:font-name-complex="Arial1"/>
    </style:style>
    <style:style style:name="P3" style:family="paragraph" style:parent-style-name="Standard">
      <style:paragraph-properties fo:text-align="center" style:justify-single-word="false"/>
      <style:text-properties style:font-name="Arial" style:font-name-complex="Arial1"/>
    </style:style>
    <style:style style:name="P4" style:family="paragraph" style:parent-style-name="Standard">
      <style:text-properties style:font-name="Arial" fo:language="en" fo:country="CA" fo:font-weight="bold" style:font-weight-asian="bold" style:font-name-complex="Arial1"/>
    </style:style>
    <style:style style:name="P5" style:family="paragraph" style:parent-style-name="Standard">
      <style:text-properties style:font-name="Arial" fo:language="en" fo:country="CA" style:font-name-complex="Arial1"/>
    </style:style>
    <style:style style:name="P6" style:family="paragraph" style:parent-style-name="Standard">
      <style:paragraph-properties fo:margin-left="2.032cm" fo:margin-right="0cm" fo:margin-top="0cm" fo:margin-bottom="0cm" loext:contextual-spacing="false" fo:line-height="100%" fo:text-indent="-1.588cm" style:auto-text-indent="false"/>
      <style:text-properties style:language-asian="en" style:country-asian="CA" style:font-size-complex="10pt"/>
    </style:style>
    <style:style style:name="P7" style:family="paragraph" style:parent-style-name="Standard">
      <style:paragraph-properties fo:margin-left="2.032cm" fo:margin-right="0cm" fo:margin-top="0cm" fo:margin-bottom="0cm" loext:contextual-spacing="false" fo:line-height="100%" fo:text-indent="-1.588cm" style:auto-text-indent="false"/>
      <style:text-properties style:font-name="Arial" fo:language="en" fo:country="CA" fo:font-weight="bold" style:language-asian="en" style:country-asian="CA" style:font-weight-asian="bold" style:font-name-complex="Arial1" style:font-size-complex="10pt"/>
    </style:style>
    <style:style style:name="P8" style:family="paragraph" style:parent-style-name="Standard">
      <style:paragraph-properties fo:margin-top="0cm" fo:margin-bottom="0cm" loext:contextual-spacing="false" fo:line-height="100%"/>
      <style:text-properties style:language-asian="en" style:country-asian="CA" style:font-size-complex="10pt"/>
    </style:style>
    <style:style style:name="P9" style:family="paragraph" style:parent-style-name="Standard">
      <style:paragraph-properties fo:margin-top="0cm" fo:margin-bottom="0cm" loext:contextual-spacing="false" fo:line-height="100%"/>
      <style:text-properties style:font-name="Arial" fo:language="en" fo:country="CA" style:language-asian="en" style:country-asian="CA" style:font-name-complex="Arial1" style:font-size-complex="10pt"/>
    </style:style>
    <style:style style:name="P10" style:family="paragraph" style:parent-style-name="Standard">
      <style:paragraph-properties fo:keep-with-next="always"/>
    </style:style>
    <style:style style:name="P11" style:family="paragraph" style:parent-style-name="Standard" style:master-page-name="Standard">
      <style:paragraph-properties fo:text-align="center" style:justify-single-word="false" style:page-number="auto"/>
    </style:style>
    <style:style style:name="T1" style:family="text">
      <style:text-properties style:font-name="Arial" fo:font-weight="bold" style:font-weight-asian="bold" style:font-name-complex="Arial1"/>
    </style:style>
    <style:style style:name="T2" style:family="text">
      <style:text-properties style:font-name="Arial" style:font-name-complex="Arial1"/>
    </style:style>
    <style:style style:name="T3" style:family="text">
      <style:text-properties style:font-name="Arial" fo:language="en" fo:country="CA" fo:font-weight="bold" style:font-weight-asian="bold" style:font-name-complex="Arial1"/>
    </style:style>
    <style:style style:name="T4" style:family="text">
      <style:text-properties style:font-name="Arial" fo:language="en" fo:country="CA" style:font-name-complex="Arial1"/>
    </style:style>
    <style:style style:name="T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Assignment 2 (10%)</text:span></text:p>
      <text:p text:style-name="P1"><text:span text:style-name="T1">Application of Group Skills</text:span></text:p>
      <text:p text:style-name="P3"/>
      <text:p text:style-name="P3"/>
      <text:p text:style-name="Standard"><text:span text:style-name="T1">Overview</text:span></text:p>
      <text:p text:style-name="Standard"><text:span text:style-name="T2">Students in BEC 930 are not just expected to learn the theory of leading and facilitating classroom groups, they are also expected to develop and practice the skills discussed in this subject.</text:span></text:p>
      <text:p text:style-name="Standard"><text:span text:style-name="T2">In this assignment you will evaluate yourself and your other group members on the application of group skills [participation in the group activities and discussions].</text:span></text:p>
      <text:p text:style-name="Standard"><text:span text:style-name="T2">To rate the performance of each member of the group, download and complete the form </text:span><text:span text:style-name="T1">assignment02_evaluation_form.docx</text:span><text:span text:style-name="T2"> (in Assignments at the left) according to the instructions on the form. Each student's assignment mark will be </text:span><text:bookmark text:name="_GoBack"/><text:span text:style-name="T2">calculated by consolidating the numerical data provided by fellow group members. Save and submit the form according the General Instructions below.</text:span></text:p>
      <text:p text:style-name="P2"/>
      <text:p text:style-name="Standard"><text:span text:style-name="T1">Please Note</text:span><text:span text:style-name="T2">: Failure to submit your completed form on time will result in a personal mark of 0 for this assignment.</text:span></text:p>
      <text:p text:style-name="P2"/>
      <text:p text:style-name="Standard"><text:span text:style-name="T3">General Instructions</text:span></text:p>
      <text:p text:style-name="P4"/>
      <text:p text:style-name="Standard"><text:span text:style-name="T3">General Criteria:</text:span></text:p>
      <text:p text:style-name="Standard"><text:span text:style-name="T4">Please ensure that your completed assignment meets the following requirements.</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3">File Type:</text:span></text:p>
          </table:table-cell>
          <table:table-cell table:style-name="Table1.A1" office:value-type="string">
            <text:p text:style-name="P8"><text:span text:style-name="T4">Save the File as </text:span><text:span text:style-name="T3">Word Document</text:span><text:span text:style-name="T4"> (.docx)</text:span></text:p>
            <text:p text:style-name="P8"><text:span text:style-name="T4"><text:s/></text:span></text:p>
          </table:table-cell>
        </table:table-row>
        <table:table-row table:style-name="Table1.1">
          <table:table-cell table:style-name="Table1.A1" office:value-type="string">
            <text:p text:style-name="P8"><text:span text:style-name="T3">File Name:</text:span></text:p>
          </table:table-cell>
          <table:table-cell table:style-name="Table1.A1" office:value-type="string">
            <text:p text:style-name="P8"><text:span text:style-name="T3">XXXx_asgn2.docx</text:span><text:span text:style-name="T4">, where </text:span><text:span text:style-name="T3">XXX </text:span><text:span text:style-name="T4">is replaced by your group name, and </text:span><text:span text:style-name="T3">x</text:span><text:span text:style-name="T4"> is replaced by your last name followed by your first initial. </text:span></text:p>
            <text:p text:style-name="P9"/>
            <text:p text:style-name="P6"><text:span text:style-name="T4">Example:<text:tab/>My assignment 1 file would be named </text:span><text:span text:style-name="T3">redhartfordb_asgn2.docx</text:span></text:p>
            <text:p text:style-name="P7"/>
          </table:table-cell>
        </table:table-row>
      </table:table>
      <text:p text:style-name="P2"/>
      <text:p text:style-name="Standard"><text:span text:style-name="T3">How to submit your assignment</text:span></text:p>
      <text:p text:style-name="Standard"><text:span text:style-name="T2">Submit your file in the Assignment area. <text:s/>Once there, click the link for the assignment you wish to submit, then attach your file in Section 2, Assignment Materials.</text:span></text:p>
      <text:p text:style-name="Standard"><text:span text:style-name="T2">For help submitting your assignment, please see How To Use Blackboard <text:tab/> (in Course Information).</text:span></text:p>
      <text:p text:style-name="Standard"/>
      <text:p text:style-name="P10"><text:span text:style-name="T3">Due Date</text:span></text:p>
      <text:p text:style-name="Standard"><text:span text:style-name="T4">Please check the Timeline (in Course Information) for the due date for this assignment.</text:span></text:p>
      <text:p text:style-name="P5"/>
      <text:p text:style-name="Standard"><text:soft-page-break/><text:span text:style-name="T3">Marking Criteria</text:span></text:p>
      <text:p text:style-name="Standard"><text:span text:style-name="T2">Your instructor will calculate each student's assignment mark by consolidating the numerical data provided by fellow group memb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false" style:font-name-asian="Times New Roman1" style:font-size-asian="11pt" style:language-asian="zh" style:country-asian="TW"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false" style:font-name-asian="Times New Roman1" style:font-size-asian="11pt" style:language-asian="zh" style:country-asian="TW"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span text:style-name="page_20_number"><text:page-number text:select-page="current">2</text:page-number></text:span><text:span text:style-name="page_20_number"> of </text:span><text:span text:style-name="page_20_number"><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lication of Group Skills</dc:title>
    <meta:initial-creator>OEM</meta:initial-creator>
    <dc:creator>Tony Fu</dc:creator>
    <meta:editing-cycles>2</meta:editing-cycles>
    <meta:print-date>2010-10-19T14:52:00</meta:print-date>
    <meta:creation-date>2019-04-29T14:22:00</meta:creation-date>
    <dc:date>2019-04-29T14:22:00</dc:date>
    <meta:editing-duration>P0D</meta:editing-duration>
    <meta:generator>LibreOffice/6.0.7.3$Linux_X86_64 LibreOffice_project/00m0$Build-3</meta:generator>
    <meta:document-statistic meta:table-count="1" meta:image-count="0" meta:object-count="0" meta:page-count="2" meta:paragraph-count="24" meta:word-count="283" meta:character-count="1811" meta:non-whitespace-character-count="1544"/>
    <meta:user-defined meta:name="AppVersion">16.0000</meta:user-defined>
    <meta:user-defined meta:name="Company">Seneca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